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5568" officeooo:paragraph-rsid="001e5568"/>
    </style:style>
    <style:style style:name="P2" style:family="paragraph" style:parent-style-name="Standard">
      <style:text-properties officeooo:rsid="001e5568" officeooo:paragraph-rsid="001e5568"/>
    </style:style>
    <style:style style:name="P3" style:family="paragraph" style:parent-style-name="Standard" style:list-style-name="L2">
      <style:text-properties officeooo:rsid="001fbd48" officeooo:paragraph-rsid="001fbd48"/>
    </style:style>
    <style:style style:name="P4" style:family="paragraph" style:parent-style-name="Standard" style:list-style-name="L2">
      <style:text-properties officeooo:paragraph-rsid="001fbd48"/>
    </style:style>
    <style:style style:name="P5" style:family="paragraph" style:parent-style-name="Standard" style:list-style-name="L2">
      <style:text-properties officeooo:rsid="0021894f" officeooo:paragraph-rsid="0021894f"/>
    </style:style>
    <style:style style:name="P6" style:family="paragraph" style:parent-style-name="Standard">
      <style:text-properties officeooo:rsid="0021894f" officeooo:paragraph-rsid="0021894f"/>
    </style:style>
    <style:style style:name="P7" style:family="paragraph" style:parent-style-name="Standard" style:list-style-name="L4">
      <style:text-properties officeooo:rsid="0021894f" officeooo:paragraph-rsid="0021894f"/>
    </style:style>
    <style:style style:name="P8" style:family="paragraph" style:parent-style-name="Standard" style:list-style-name="L5">
      <style:text-properties officeooo:rsid="0021894f" officeooo:paragraph-rsid="0021894f"/>
    </style:style>
    <style:style style:name="P9" style:family="paragraph" style:parent-style-name="Standard">
      <style:text-properties fo:font-size="14pt" fo:font-weight="bold" officeooo:rsid="001fbd48" officeooo:paragraph-rsid="001fbd48" style:font-weight-asian="bold" style:font-weight-complex="bold"/>
    </style:style>
    <style:style style:name="P10" style:family="paragraph" style:parent-style-name="Standard">
      <style:text-properties fo:font-size="14pt" fo:font-weight="bold" officeooo:rsid="0021894f" officeooo:paragraph-rsid="0021894f" style:font-weight-asian="bold" style:font-weight-complex="bold"/>
    </style:style>
    <style:style style:name="P11" style:family="paragraph" style:parent-style-name="Standard">
      <style:text-properties fo:font-size="14pt" fo:font-weight="bold" officeooo:rsid="002373ae" officeooo:paragraph-rsid="002373ae" style:font-weight-asian="bold" style:font-weight-complex="bold"/>
    </style:style>
    <style:style style:name="P12" style:family="paragraph" style:parent-style-name="Standard" style:list-style-name="L5">
      <style:text-properties officeooo:rsid="002373ae" officeooo:paragraph-rsid="002373ae"/>
    </style:style>
    <style:style style:name="P13" style:family="paragraph" style:parent-style-name="Standard">
      <style:text-properties officeooo:rsid="002373ae" officeooo:paragraph-rsid="002373ae"/>
    </style:style>
    <style:style style:name="P14" style:family="paragraph" style:parent-style-name="Standard" style:list-style-name="L6">
      <style:text-properties officeooo:rsid="002373ae" officeooo:paragraph-rsid="002373ae"/>
    </style:style>
    <style:style style:name="P15" style:family="paragraph" style:parent-style-name="Standard" style:list-style-name="L5">
      <style:text-properties officeooo:rsid="002493ff" officeooo:paragraph-rsid="002493ff"/>
    </style:style>
    <style:style style:name="P16" style:family="paragraph" style:parent-style-name="Standard">
      <style:text-properties fo:font-size="16pt" fo:font-weight="bold" officeooo:rsid="001e5568" officeooo:paragraph-rsid="001e5568" style:font-weight-asian="bold" style:font-weight-complex="bold"/>
    </style:style>
    <style:style style:name="T1" style:family="text">
      <style:text-properties officeooo:rsid="001fbd48"/>
    </style:style>
    <style:style style:name="T2" style:family="text">
      <style:text-properties officeooo:rsid="0021894f"/>
    </style:style>
    <style:style style:name="T3" style:family="text">
      <style:text-properties officeooo:rsid="002373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nalyse critique</text:p>
      <text:list xml:id="list7270044333793285139" text:style-name="L1">
        <text:list-item>
          <text:p text:style-name="P1">Définir les termes du sujet</text:p>
        </text:list-item>
        <text:list-item>
          <text:p text:style-name="P1">Regarder le sujet dans son ensemble</text:p>
          <text:list>
            <text:list-item>
              <text:p text:style-name="P1">Le sujet nous donne le plan</text:p>
            </text:list-item>
          </text:list>
        </text:list-item>
        <text:list-item>
          <text:p text:style-name="P1">Prendre le ou les textes</text:p>
          <text:list>
            <text:list-item>
              <text:p text:style-name="P1">Lire, analyser, trouver les mots clés</text:p>
            </text:list-item>
            <text:list-item>
              <text:p text:style-name="P1">Repérer qu’est-ce qui va dans quelle partie</text:p>
            </text:list-item>
          </text:list>
        </text:list-item>
      </text:list>
      <text:p text:style-name="P2"/>
      <text:p text:style-name="P9">Introduction</text:p>
      <text:list xml:id="list8132326333615222868" text:style-name="L2">
        <text:list-item>
          <text:p text:style-name="P3">Présentation du/des documents : NADI</text:p>
          <text:list>
            <text:list-item>
              <text:p text:style-name="P4"><text:span text:style-name="T1">Nature</text:span></text:p>
              <text:list>
                <text:list-item>
                  <text:p text:style-name="P3">Article, caricature, photo, extrait, discours</text:p>
                </text:list-item>
              </text:list>
            </text:list-item>
            <text:list-item>
              <text:p text:style-name="P3">Auteur</text:p>
            </text:list-item>
            <text:list-item>
              <text:p text:style-name="P3">Date</text:p>
              <text:list>
                <text:list-item>
                  <text:p text:style-name="P3">+ contexte</text:p>
                </text:list-item>
              </text:list>
            </text:list-item>
            <text:list-item>
              <text:p text:style-name="P3">Intérêt</text:p>
              <text:list>
                <text:list-item>
                  <text:p text:style-name="P3">à ne pas confondre avec « résumé du document »</text:p>
                </text:list-item>
                <text:list-item>
                  <text:p text:style-name="P3">L’intérêt, c’est « En quoi ce document est intéressant par rapport à mon analyse ? »</text:p>
                </text:list-item>
              </text:list>
            </text:list-item>
          </text:list>
        </text:list-item>
        <text:list-item>
          <text:p text:style-name="P3">Problématique</text:p>
          <text:list>
            <text:list-item>
              <text:p text:style-name="P3">« En quoi », « Dans quelle mesure », « <text:span text:style-name="T2">Comment »,</text:span> …</text:p>
            </text:list-item>
            <text:list-item>
              <text:p text:style-name="P5">Pas obligé de formuler une question : « Ainsi, il s’agit de montrer que »</text:p>
            </text:list-item>
          </text:list>
        </text:list-item>
        <text:list-item>
          <text:p text:style-name="P5">Pas d’annonce de plan (ça sert à rien en tout cas)</text:p>
        </text:list-item>
      </text:list>
      <text:p text:style-name="P6"/>
      <text:p text:style-name="P6">Sauter 2 lignes entre Intro et Développement !!!</text:p>
      <text:p text:style-name="P6"/>
      <text:p text:style-name="P10">Développement</text:p>
      <text:list xml:id="list818317222498642816" text:style-name="L4">
        <text:list-item>
          <text:p text:style-name="P7">Entre chaque axe, sauter 1 ligne</text:p>
        </text:list-item>
        <text:list-item>
          <text:p text:style-name="P7">À chaque sous partie, un alinéa</text:p>
        </text:list-item>
      </text:list>
      <text:p text:style-name="P6"/>
      <text:p text:style-name="P6">Sauter 2 lignes entre Développement et Conclusion !!!</text:p>
      <text:p text:style-name="P6"/>
      <text:p text:style-name="P10">Conclusion</text:p>
      <text:list xml:id="list3548385896263373654" text:style-name="L5">
        <text:list-item>
          <text:p text:style-name="P8">Synthèse des 2 ou 3 parties</text:p>
          <text:list>
            <text:list-item>
              <text:p text:style-name="P12">Reformuler la pb et y répondre</text:p>
            </text:list-item>
          </text:list>
        </text:list-item>
        <text:list-item>
          <text:p text:style-name="P8">À faire au mieux <text:span text:style-name="T3">AVEC</text:span> l’introduction, pour ne pas être pris par le temps</text:p>
        </text:list-item>
        <text:list-item>
          <text:p text:style-name="P8">Critique des documents</text:p>
          <text:list>
            <text:list-item>
              <text:p text:style-name="P15">Dire si le document étudié est fiable par rapport à s’il est objectif ou non</text:p>
            </text:list-item>
          </text:list>
        </text:list-item>
      </text:list>
      <text:p text:style-name="P13"/>
      <text:p text:style-name="P13"/>
      <text:p text:style-name="P11">Points importants</text:p>
      <text:list xml:id="list7277919758359594039" text:style-name="L6">
        <text:list-item>
          <text:p text:style-name="P14">Il faut savoir dire à quoi fait allusion tel ou tel élément dans le document</text:p>
          <text:list>
            <text:list-item>
              <text:p text:style-name="P14">Ne pas expliquer ce que veut dire la phrase</text:p>
            </text:list-item>
          </text:list>
        </text:list-item>
        <text:list-item>
          <text:p text:style-name="P14">Ne pas faire une analyse de français</text:p>
        </text:list-item>
        <text:list-item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0:04:59.894000000</meta:creation-date>
    <dc:date>2018-11-19T13:54:29.048000000</dc:date>
    <meta:editing-duration>PT10M33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7" meta:word-count="257" meta:character-count="1271" meta:non-whitespace-character-count="1080"/>
  </office:meta>
</office:document-meta>
</file>